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EDB Test Plan</text:title></text:p>
      <text:p text:style-name="OrgTitle"/>
      <text:p text:style-name="OrgSubtitle"><text:initial-creator>David A. Ventimiglia</text:initial-creator></text:p>
      <text:p text:style-name="OrgSubtitle"/>
      <text:p text:style-name="OrgSubtitle"><text:span text:style-name="OrgActiveTimestamp">&lt;2022-06-03 Fri&gt;</text:span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da2f452">1. Databases</text:a></text:p>
          <text:p text:style-name="Contents_20_2"><text:a xlink:type="simple" xlink:href="#orgb814f52">1.1. Postgres</text:a></text:p>
          <text:p text:style-name="Contents_20_2"><text:a xlink:type="simple" xlink:href="#org156f230">1.2. Schema</text:a></text:p>
          <text:p text:style-name="Contents_20_3"><text:a xlink:type="simple" xlink:href="#orgcfcc431">1.2.1. <text:span text:style-name="OrgTodo">DONE</text:span> Table Basics</text:a></text:p>
          <text:p text:style-name="Contents_20_3"><text:a xlink:type="simple" xlink:href="#orgac06b91">1.2.2. <text:span text:style-name="OrgTodo">DONE</text:span> Table Relationships</text:a></text:p>
          <text:p text:style-name="Contents_20_3"><text:a xlink:type="simple" xlink:href="#orge5943c7">1.2.3. <text:span text:style-name="OrgTodo">TODO</text:span> Remote Relationships <text:span text:style-name="OrgTags">[<text:span text:style-name="OrgTag">DOES_NOT_INVOLVE_DB</text:span>]</text:span></text:a></text:p>
          <text:p text:style-name="Contents_20_3"><text:a xlink:type="simple" xlink:href="#org4ae01ad">1.2.4. <text:span text:style-name="OrgTodo">DONE</text:span> Extend with Views</text:a></text:p>
          <text:p text:style-name="Contents_20_3"><text:a xlink:type="simple" xlink:href="#org8fe0a0b">1.2.5. <text:span text:style-name="OrgTodo">DONE</text:span> Extend with SQL Functions</text:a></text:p>
          <text:p text:style-name="Contents_20_3"><text:a xlink:type="simple" xlink:href="#org0a8d29e">1.2.6. <text:span text:style-name="OrgTodo">DONE</text:span> Default field values</text:a></text:p>
          <text:p text:style-name="Contents_20_3"><text:a xlink:type="simple" xlink:href="#org93f876b">1.2.7. <text:span text:style-name="OrgTodo">DONE</text:span> Enum type fields</text:a></text:p>
          <text:p text:style-name="Contents_20_3"><text:a xlink:type="simple" xlink:href="#orgf719267">1.2.8. <text:span text:style-name="OrgTodo">DONE</text:span> Computed fields</text:a></text:p>
          <text:p text:style-name="Contents_20_3"><text:a xlink:type="simple" xlink:href="#orgcf0b3d4">1.2.9. <text:span text:style-name="OrgTodo">DONE</text:span> Customize auto-generated fields <text:span text:style-name="OrgTags">[<text:span text:style-name="OrgTag">DOES_NOT_INVOLVE_DB</text:span>]</text:span></text:a></text:p>
          <text:p text:style-name="Contents_20_3"><text:a xlink:type="simple" xlink:href="#orgfa1ea52">1.2.10. <text:span text:style-name="OrgTodo">DONE</text:span> Data validations</text:a></text:p>
          <text:p text:style-name="Contents_20_3"><text:a xlink:type="simple" xlink:href="#org1c922ce">1.2.11. <text:span text:style-name="OrgTodo">DONE</text:span> Using an existing database</text:a></text:p>
          <text:p text:style-name="Contents_20_3"><text:a xlink:type="simple" xlink:href="#org26cacf7">1.2.12. <text:span text:style-name="OrgTodo">DONE</text:span> Relay Schema <text:span text:style-name="OrgTags">[<text:span text:style-name="OrgTag">DOES_NOT_INVOLVE_DB</text:span>]</text:span></text:a></text:p>
          <text:p text:style-name="Contents_20_2"><text:a xlink:type="simple" xlink:href="#org88dce33">1.3. Queries</text:a></text:p>
          <text:p text:style-name="Contents_20_3"><text:a xlink:type="simple" xlink:href="#orgc63e464">1.3.1. <text:span text:style-name="OrgTodo">DONE</text:span> Simple object queries</text:a></text:p>
          <text:p text:style-name="Contents_20_3"><text:a xlink:type="simple" xlink:href="#orgfcef953">1.3.2. <text:span text:style-name="OrgTodo">DONE</text:span> Nested object queries</text:a></text:p>
          <text:p text:style-name="Contents_20_3"><text:a xlink:type="simple" xlink:href="#org823522a">1.3.3. <text:span text:style-name="OrgTodo">DONE</text:span> Aggregation queries</text:a></text:p>
          <text:p text:style-name="Contents_20_3"><text:a xlink:type="simple" xlink:href="#orge3b4927">1.3.4. <text:span text:style-name="OrgTodo">DONE</text:span> Filter query results / search queries</text:a></text:p>
          <text:p text:style-name="Contents_20_3"><text:a xlink:type="simple" xlink:href="#orgcbfbe60">1.3.5. <text:span text:style-name="OrgTodo">DONE</text:span> Sort query results</text:a></text:p>
          <text:p text:style-name="Contents_20_3"><text:a xlink:type="simple" xlink:href="#org59513e9">1.3.6. <text:span text:style-name="OrgTodo">DONE</text:span> Distinct query results</text:a></text:p>
          <text:p text:style-name="Contents_20_3"><text:a xlink:type="simple" xlink:href="#orgbd0063c">1.3.7. <text:span text:style-name="OrgTodo">TODO</text:span> Using multiple arguments <text:span text:style-name="OrgTags">[<text:span text:style-name="OrgTag">DOES_NOT_INVOLVE_DB</text:span>]</text:span></text:a></text:p>
          <text:p text:style-name="Contents_20_3"><text:a xlink:type="simple" xlink:href="#org3bf37e8">1.3.8. <text:span text:style-name="OrgTodo">TODO</text:span> Multiple queries in a request <text:span text:style-name="OrgTags">[<text:span text:style-name="OrgTag">DOES_NOT_INVOLVE_DB</text:span>]</text:span></text:a></text:p>
          <text:p text:style-name="Contents_20_3"><text:a xlink:type="simple" xlink:href="#org696f31e">1.3.9. <text:span text:style-name="OrgTodo">TODO</text:span> Using variables / aliases / fragments / directives <text:span text:style-name="OrgTags">[<text:span text:style-name="OrgTag">DOES_NOT_INVOLVE_DB</text:span>]</text:span></text:a></text:p>
          <text:p text:style-name="Contents_20_3"><text:a xlink:type="simple" xlink:href="#org25b94fc">1.3.10. <text:span text:style-name="OrgTodo">TODO</text:span> Query performance</text:a></text:p>
          <text:p text:style-name="Contents_20_2"><text:a xlink:type="simple" xlink:href="#org324a8c0">1.4. Mutations</text:a></text:p>
          <text:p text:style-name="Contents_20_3"><text:a xlink:type="simple" xlink:href="#orgdb3d2da">1.4.1. <text:span text:style-name="OrgTodo">DONE</text:span> Insert</text:a></text:p>
          <text:p text:style-name="Contents_20_3"><text:a xlink:type="simple" xlink:href="#org34fad9f">1.4.2. <text:span text:style-name="OrgTodo">TODO</text:span> Upsert</text:a></text:p>
          <text:p text:style-name="Contents_20_3"><text:a xlink:type="simple" xlink:href="#orge01f347">1.4.3. <text:span text:style-name="OrgTodo">DONE</text:span> Update</text:a></text:p>
          <text:p text:style-name="Contents_20_3"><text:a xlink:type="simple" xlink:href="#orgc0d0348">1.4.4. <text:span text:style-name="OrgTodo">TODO</text:span> Delete</text:a></text:p>
          <text:p text:style-name="Contents_20_3"><text:a xlink:type="simple" xlink:href="#org0d40ae1">1.4.5. <text:span text:style-name="OrgTodo">TODO</text:span> Multiple mutations in a request</text:a></text:p>
          <text:p text:style-name="Contents_20_2"><text:a xlink:type="simple" xlink:href="#org50b8d93">1.5. Subscriptions</text:a></text:p>
          <text:p text:style-name="Contents_20_3"><text:a xlink:type="simple" xlink:href="#orga996d6a">1.5.1. <text:span text:style-name="OrgTodo">TODO</text:span> Live queries</text:a></text:p>
          <text:p text:style-name="Contents_20_2"><text:a xlink:type="simple" xlink:href="#org84130ed">1.6. Supported Postgres types</text:a></text:p>
          <text:p text:style-name="Contents_20_3"><text:a xlink:type="simple" xlink:href="#org8227e8c">1.6.1. <text:span text:style-name="OrgTodo">DONE</text:span> Perform inserts on the <text:span text:style-name="OrgCode">misc</text:span> table.</text:a></text:p>
          <text:p text:style-name="Contents_20_1"><text:a xlink:type="simple" xlink:href="#org63a2b4f">2. Remote Schema</text:a></text:p>
          <text:p text:style-name="Contents_20_2"><text:a xlink:type="simple" xlink:href="#orged864fc">2.1. Remote relationships</text:a></text:p>
          <text:p text:style-name="Contents_20_3"><text:a xlink:type="simple" xlink:href="#org5582209">2.1.1. <text:span text:style-name="OrgTodo">TODO</text:span> To remote database</text:a></text:p>
          <text:p text:style-name="Contents_20_3"><text:a xlink:type="simple" xlink:href="#orgabc6947">2.1.2. <text:span text:style-name="OrgTodo">TODO</text:span> To Remote Schema <text:span text:style-name="OrgTags">[<text:span text:style-name="OrgTag">DOES_NOT_INVOLVE_DB</text:span>]</text:span></text:a></text:p>
          <text:p text:style-name="Contents_20_2"><text:a xlink:type="simple" xlink:href="#org509d7d1">2.2. Authorization in remote schema</text:a></text:p>
          <text:p text:style-name="Contents_20_3"><text:a xlink:type="simple" xlink:href="#orgd659874">2.2.1. <text:span text:style-name="OrgTodo">TODO</text:span> Forwarding auth context to/from remote schema <text:span text:style-name="OrgTags">[<text:span text:style-name="OrgTag">DOES_NOT_INVOLVE_DB</text:span>]</text:span></text:a></text:p>
          <text:p text:style-name="Contents_20_3"><text:a xlink:type="simple" xlink:href="#orgdc7c973">2.2.2. <text:span text:style-name="OrgTodo">TODO</text:span> Remote schema permissions <text:span text:style-name="OrgTags">[<text:span text:style-name="OrgTag">DOES_NOT_INVOLVE_DB</text:span>]</text:span></text:a></text:p>
          <text:p text:style-name="Contents_20_3"><text:a xlink:type="simple" xlink:href="#org18a2fd6">2.2.3. <text:span text:style-name="OrgTodo">TODO</text:span> Bypassing Hasura's auth for remote schema <text:span text:style-name="OrgTags">[<text:span text:style-name="OrgTag">DOES_NOT_INVOLVE_DB</text:span>]</text:span></text:a></text:p>
          <text:p text:style-name="Contents_20_1"><text:a xlink:type="simple" xlink:href="#org8c9dca8">3. Event Triggers</text:a></text:p>
          <text:p text:style-name="Contents_20_2"><text:a xlink:type="simple" xlink:href="#org826dfe4">3.1. Creating an Event Trigger</text:a></text:p>
          <text:p text:style-name="Contents_20_3"><text:a xlink:type="simple" xlink:href="#org693cd3a">3.1.1. <text:span text:style-name="OrgTodo">DONE</text:span> Create an insert trigger</text:a></text:p>
          <text:p text:style-name="Contents_20_3"><text:a xlink:type="simple" xlink:href="#org3e41061">3.1.2. <text:span text:style-name="OrgTodo">DONE</text:span> Create an update trigger</text:a></text:p>
          <text:p text:style-name="Contents_20_1"><text:a xlink:type="simple" xlink:href="#org6b9fdac">4. Scheduled Triggers</text:a></text:p>
          <text:p text:style-name="Contents_20_2"><text:a xlink:type="simple" xlink:href="#orgd2c3446">4.1. Creating a chron trigger</text:a></text:p>
          <text:p text:style-name="Contents_20_3"><text:a xlink:type="simple" xlink:href="#orgd4d93f9">4.1.1. <text:span text:style-name="OrgTodo">TODO</text:span> Create a chron trigger</text:a></text:p>
          <text:p text:style-name="Contents_20_2"><text:a xlink:type="simple" xlink:href="#org9ce326c">4.2. Creating a one-off scheduled event</text:a></text:p>
          <text:p text:style-name="Contents_20_3"><text:a xlink:type="simple" xlink:href="#org7f9eb3a">4.2.1. <text:span text:style-name="OrgTodo">TODO</text:span> Create a one-off scheduled event</text:a></text:p>
          <text:p text:style-name="Contents_20_2"><text:a xlink:type="simple" xlink:href="#org9066ed1">4.3. Cleaning up scheduled triggers data</text:a></text:p>
          <text:p text:style-name="Contents_20_3"><text:a xlink:type="simple" xlink:href="#org27a1d6d">4.3.1. <text:span text:style-name="OrgTodo">TODO</text:span> Clear Everything</text:a></text:p>
          <text:p text:style-name="Contents_20_1"><text:a xlink:type="simple" xlink:href="#org76b6359">5. Test Matrix</text:a></text:p>
          <text:p text:style-name="Contents_20_2"><text:a xlink:type="simple" xlink:href="#org5e90c75">5.1. NOTES</text:a></text:p>
          <text:p text:style-name="Contents_20_2"><text:a xlink:type="simple" xlink:href="#org19b9905">5.2. Additional Notes</text:a></text:p>
        </text:index-body>
      </text:table-of-content>
      <text:h text:style-name="Heading_20_1" text:outline-level="1" text:is-list-header="false">
<text:bookmark-start text:name="OrgXref.orgda2f452"/>
<text:bookmark text:name="orgda2f452"/>Databases
<text:bookmark-end text:name="OrgXref.orgda2f452"/></text:h>
      <text:h text:style-name="Heading_20_2" text:outline-level="2" text:is-list-header="false">
<text:bookmark-start text:name="OrgXref.orgb814f52"/>
<text:bookmark text:name="orgb814f52"/>Postgres
<text:bookmark-end text:name="OrgXref.orgb814f52"/></text:h>
      <text:h text:style-name="Heading_20_2" text:outline-level="2" text:is-list-header="false">
<text:bookmark-start text:name="OrgXref.org156f230"/>
<text:bookmark text:name="org156f230"/>Schema
<text:bookmark-end text:name="OrgXref.org156f230"/></text:h>
      <text:h text:style-name="Heading_20_3" text:outline-level="3" text:is-list-header="false">
<text:bookmark-start text:name="OrgXref.orgcfcc431"/>
<text:bookmark text:name="orgcfcc431"/><text:span text:style-name="OrgDone">DONE</text:span> Table Basics
<text:bookmark-end text:name="OrgXref.orgcfcc431"/></text:h>
      <text:list text:style-name="OrgBulletedList" text:continue-numbering="false">
        <text:list-item>
          <text:p text:style-name="Text_20_body"><text:span text:style-name="OrgCode">[✓] </text:span>Add database
</text:p>
        </text:list-item>
        <text:list-item>
          <text:p text:style-name="Text_20_body"><text:span text:style-name="OrgCode">[✓] </text:span>Add account and product tables
</text:p>
        </text:list-item>
        <text:list-item>
          <text:p text:style-name="Text_20_body"><text:span text:style-name="OrgCode">[✓] </text:span>Add account and product data
</text:p>
        </text:list-item>
        <text:list-item>
          <text:p text:style-name="Text_20_body"><text:span text:style-name="OrgCode">[✓] </text:span>Perform CRUD operations
</text:p>
          <text:list text:style-name="OrgBulletedList" text:continue-numbering="true">
            <text:list-item>
              <text:p text:style-name="Text_20_body">Read
</text:p>
              <text:p text:style-name="OrgSrcBlock"><text:span text:style-name="OrgSrcFontLockKeywordFace">query</text:span><text:s/><text:span text:style-name="OrgSrcFontLockFunctionNameFace">MyQuery</text:span><text:s/>{</text:p>
              <text:p text:style-name="OrgSrcBlock"><text:s/><text:s/>account(<text:span text:style-name="OrgSrcFontLockVariableNameFace">order_by</text:span>:<text:s/>{<text:span text:style-name="OrgSrcFontLockVariableNameFace">name</text:span>:<text:s/><text:span text:style-name="OrgSrcFontLockTypeFace">asc</text:span>},<text:s/>limit:<text:s/><text:span text:style-name="OrgSrcFontLockTypeFace">10</text:span>)<text:s/>{</text:p>
              <text:p text:style-name="OrgSrcBlock"><text:s/><text:s/><text:s/><text:s/>id</text:p>
              <text:p text:style-name="OrgSrcBlock"><text:s/><text:s/><text:s/><text:s/>name</text:p>
              <text:p text:style-name="OrgSrcBlock"><text:s/><text:s/><text:s/><text:s/>created_at</text:p>
              <text:p text:style-name="OrgSrcBlock"><text:s/><text:s/><text:s/><text:s/>updated_at</text:p>
              <text:p text:style-name="OrgSrcBlock"><text:s/><text:s/>}</text:p>
              <text:p text:style-name="OrgSrcBlockLastLine">}</text:p>
              <text:p text:style-name="OrgSrcBlock"><text:span text:style-name="OrgSrcFontLockKeywordFace">query</text:span><text:s/><text:span text:style-name="OrgSrcFontLockFunctionNameFace">MyQuery</text:span><text:s/>{</text:p>
              <text:p text:style-name="OrgSrcBlock"><text:s/><text:s/>product(<text:span text:style-name="OrgSrcFontLockVariableNameFace">order_by</text:span>:<text:s/>{<text:span text:style-name="OrgSrcFontLockVariableNameFace">price</text:span>:<text:s/><text:span text:style-name="OrgSrcFontLockTypeFace">asc</text:span>},<text:s/>limit:<text:s/><text:span text:style-name="OrgSrcFontLockTypeFace">10</text:span>)<text:s/>{</text:p>
              <text:p text:style-name="OrgSrcBlock"><text:s/><text:s/><text:s/><text:s/>id</text:p>
              <text:p text:style-name="OrgSrcBlock"><text:s/><text:s/><text:s/><text:s/>name</text:p>
              <text:p text:style-name="OrgSrcBlock"><text:s/><text:s/><text:s/><text:s/>price</text:p>
              <text:p text:style-name="OrgSrcBlock"><text:s/><text:s/><text:s/><text:s/>updated_at</text:p>
              <text:p text:style-name="OrgSrcBlock"><text:s/><text:s/><text:s/><text:s/>created_at</text:p>
              <text:p text:style-name="OrgSrcBlock"><text:s/><text:s/>}</text:p>
              <text:p text:style-name="OrgSrcBlockLastLine">}</text:p>
            </text:list-item>
            <text:list-item>
              <text:p text:style-name="Text_20_body">Insert
</text:p>
              <text:p text:style-name="OrgSrcBlock"><text:span text:style-name="OrgSrcFontLockKeywordFace">mutation</text:span><text:s/><text:span text:style-name="OrgSrcFontLockFunctionNameFace">MyMutation</text:span><text:s/>{</text:p>
              <text:p text:style-name="OrgSrcBlock"><text:s/><text:s/>insert_account(<text:span text:style-name="OrgSrcFontLockVariableNameFace">objects</text:span>:<text:s/>{<text:span text:style-name="OrgSrcFontLockVariableNameFace">name</text:span>:<text:s/><text:span text:style-name="OrgSrcFontLockStringFace">"John<text:s/>Doe"</text:span>})<text:s/>{</text:p>
              <text:p text:style-name="OrgSrcBlock"><text:s/><text:s/><text:s/><text:s/>affected_rows</text:p>
              <text:p text:style-name="OrgSrcBlock"><text:s/><text:s/>}</text:p>
              <text:p text:style-name="OrgSrcBlockLastLine">}</text:p>
              <text:p text:style-name="OrgSrcBlock"><text:span text:style-name="OrgSrcFontLockKeywordFace">mutation</text:span><text:s/><text:span text:style-name="OrgSrcFontLockFunctionNameFace">MyMutation</text:span><text:s/>{</text:p>
              <text:p text:style-name="OrgSrcBlock"><text:s/><text:s/>insert_product(<text:span text:style-name="OrgSrcFontLockVariableNameFace">objects</text:span>:<text:s/>{<text:span text:style-name="OrgSrcFontLockVariableNameFace">name</text:span>:<text:s/><text:span text:style-name="OrgSrcFontLockStringFace">"Doughnut"</text:span>,<text:s/>price:<text:s/><text:span text:style-name="OrgSrcFontLockTypeFace">100</text:span>})<text:s/>{</text:p>
              <text:p text:style-name="OrgSrcBlock"><text:s/><text:s/><text:s/><text:s/>returning<text:s/>{</text:p>
              <text:p text:style-name="OrgSrcBlock"><text:s/><text:s/><text:s/><text:s/><text:s/><text:s/>id</text:p>
              <text:p text:style-name="OrgSrcBlock"><text:s/><text:s/><text:s/><text:s/><text:s/><text:s/>name</text:p>
              <text:p text:style-name="OrgSrcBlock"><text:s/><text:s/><text:s/><text:s/><text:s/><text:s/>price</text:p>
              <text:p text:style-name="OrgSrcBlock"><text:s/><text:s/><text:s/><text:s/><text:s/><text:s/>updated_at</text:p>
              <text:p text:style-name="OrgSrcBlock"><text:s/><text:s/><text:s/><text:s/><text:s/><text:s/>created_at</text:p>
              <text:p text:style-name="OrgSrcBlock"><text:s/><text:s/><text:s/><text:s/>}</text:p>
              <text:p text:style-name="OrgSrcBlock"><text:s/><text:s/>}</text:p>
              <text:p text:style-name="OrgSrcBlockLastLine">}</text:p>
            </text:list-item>
            <text:list-item>
              <text:p text:style-name="Text_20_body">Update
</text:p>
              <text:p text:style-name="OrgSrcBlock"><text:span text:style-name="OrgSrcFontLockKeywordFace">mutation</text:span><text:s/><text:span text:style-name="OrgSrcFontLockFunctionNameFace">MyMutation</text:span><text:s/>{</text:p>
              <text:p text:style-name="OrgSrcBlock"><text:s/><text:s/>update_account(<text:span text:style-name="OrgSrcFontLockVariableNameFace">where</text:span>:<text:s/>{<text:span text:style-name="OrgSrcFontLockVariableNameFace">name</text:span>:<text:s/>{_eq:<text:s/><text:span text:style-name="OrgSrcFontLockStringFace">"John<text:s/>Doe"</text:span>}},<text:s/>_set:<text:s/>{name:<text:s/><text:span text:style-name="OrgSrcFontLockStringFace">"Jane<text:s/>Doe"</text:span>})<text:s/>{</text:p>
              <text:p text:style-name="OrgSrcBlock"><text:s/><text:s/><text:s/><text:s/>affected_rows</text:p>
              <text:p text:style-name="OrgSrcBlock"><text:s/><text:s/>}</text:p>
              <text:p text:style-name="OrgSrcBlockLastLine">}</text:p>
            </text:list-item>
            <text:list-item>
              <text:p text:style-name="Text_20_body">Delete
</text:p>
              <text:p text:style-name="OrgSrcBlock"><text:span text:style-name="OrgSrcFontLockKeywordFace">mutation</text:span><text:s/><text:span text:style-name="OrgSrcFontLockFunctionNameFace">MyMutation</text:span><text:s/>{</text:p>
              <text:p text:style-name="OrgSrcBlock"><text:s/><text:s/><text:s/><text:s/>delete_product(<text:span text:style-name="OrgSrcFontLockVariableNameFace">where</text:span>:<text:s/>{<text:span text:style-name="OrgSrcFontLockVariableNameFace">name</text:span>:<text:s/>{_eq:<text:s/><text:span text:style-name="OrgSrcFontLockStringFace">"Doughnut"</text:span>}})<text:s/>{</text:p>
              <text:p text:style-name="OrgSrcBlock"><text:s/><text:s/><text:s/><text:s/><text:s/><text:s/>affected_rows</text:p>
              <text:p text:style-name="OrgSrcBlock"><text:s/><text:s/><text:s/><text:s/>}</text:p>
              <text:p text:style-name="OrgSrcBlockLastLine"><text:s/><text:s/>}</text:p>
            </text:list-item>
          </text:list>
        </text:list-item>
      </text:list>
      <text:h text:style-name="Heading_20_3" text:outline-level="3" text:is-list-header="false">
<text:bookmark-start text:name="OrgXref.orgac06b91"/>
<text:bookmark text:name="orgac06b91"/><text:span text:style-name="OrgDone">DONE</text:span> Table Relationships
<text:bookmark-end text:name="OrgXref.orgac06b91"/></text:h>
      <text:list text:style-name="OrgBulletedList" text:continue-numbering="false">
        <text:list-item>
          <text:p text:style-name="Text_20_body"><text:span text:style-name="OrgCode">[✓] </text:span>Add the order and order detail tables
</text:p>
        </text:list-item>
        <text:list-item>
          <text:p text:style-name="Text_20_body"><text:span text:style-name="OrgCode">[✓] </text:span>Add relationships for account, order, order detail, and product
</text:p>
        </text:list-item>
        <text:list-item>
          <text:p text:style-name="Text_20_body"><text:span text:style-name="OrgCode">[✓] </text:span>Generate order and order detail data
</text:p>
        </text:list-item>
        <text:list-item>
          <text:p text:style-name="Text_20_body"><text:span text:style-name="OrgCode">[✓] </text:span>Perform queries across relationships
</text:p>
          <text:p text:style-name="OrgSrcBlock"><text:span text:style-name="OrgSrcFontLockKeywordFace">query</text:span><text:s/><text:span text:style-name="OrgSrcFontLockFunctionNameFace">MyQuery</text:span><text:s/>{</text:p>
          <text:p text:style-name="OrgSrcBlock"><text:s/><text:s/>account(<text:span text:style-name="OrgSrcFontLockVariableNameFace">limit</text:span>:<text:s/><text:span text:style-name="OrgSrcFontLockTypeFace">2</text:span>)<text:s/>{</text:p>
          <text:p text:style-name="OrgSrcBlock"><text:s/><text:s/><text:s/><text:s/>id</text:p>
          <text:p text:style-name="OrgSrcBlock"><text:s/><text:s/><text:s/><text:s/>name</text:p>
          <text:p text:style-name="OrgSrcBlock"><text:s/><text:s/><text:s/><text:s/>created_at</text:p>
          <text:p text:style-name="OrgSrcBlock"><text:s/><text:s/><text:s/><text:s/>updated_at</text:p>
          <text:p text:style-name="OrgSrcBlock"><text:s/><text:s/><text:s/><text:s/>orders<text:s/>{</text:p>
          <text:p text:style-name="OrgSrcBlock"><text:s/><text:s/><text:s/><text:s/><text:s/><text:s/>id</text:p>
          <text:p text:style-name="OrgSrcBlock"><text:s/><text:s/><text:s/><text:s/><text:s/><text:s/>created_at</text:p>
          <text:p text:style-name="OrgSrcBlock"><text:s/><text:s/><text:s/><text:s/><text:s/><text:s/>updated_at</text:p>
          <text:p text:style-name="OrgSrcBlock"><text:s/><text:s/><text:s/><text:s/><text:s/><text:s/>order_details<text:s/>{</text:p>
          <text:p text:style-name="OrgSrcBlock"><text:tab/>id</text:p>
          <text:p text:style-name="OrgSrcBlock"><text:tab/>created_at</text:p>
          <text:p text:style-name="OrgSrcBlock"><text:tab/>updated_at</text:p>
          <text:p text:style-name="OrgSrcBlock"><text:tab/>units</text:p>
          <text:p text:style-name="OrgSrcBlock"><text:tab/>product<text:s/>{</text:p>
          <text:p text:style-name="OrgSrcBlock"><text:tab/><text:s/><text:s/>id</text:p>
          <text:p text:style-name="OrgSrcBlock"><text:tab/><text:s/><text:s/>name</text:p>
          <text:p text:style-name="OrgSrcBlock"><text:tab/><text:s/><text:s/>created_at</text:p>
          <text:p text:style-name="OrgSrcBlock"><text:tab/><text:s/><text:s/>updated_at</text:p>
          <text:p text:style-name="OrgSrcBlock"><text:tab/><text:s/><text:s/>price</text:p>
          <text:p text:style-name="OrgSrcBlock"><text:tab/>}</text:p>
          <text:p text:style-name="OrgSrcBlock"><text:s/><text:s/><text:s/><text:s/><text:s/><text:s/>}</text:p>
          <text:p text:style-name="OrgSrcBlock"><text:s/><text:s/><text:s/><text:s/>}</text:p>
          <text:p text:style-name="OrgSrcBlock"><text:s/><text:s/>}</text:p>
          <text:p text:style-name="OrgSrcBlockLastLine">}</text:p>
        </text:list-item>
      </text:list>
      <text:h text:style-name="Heading_20_3" text:outline-level="3" text:is-list-header="false">
<text:bookmark-start text:name="OrgXref.orge5943c7"/>
<text:bookmark text:name="orge5943c7"/><text:span text:style-name="OrgTodo">TODO</text:span> Remote Relationships<text:tab/><text:span text:style-name="OrgTags">[<text:span text:style-name="OrgTag">DOES_NOT_INVOLVE_DB</text:span>]</text:span>
<text:bookmark-end text:name="OrgXref.orge5943c7"/></text:h>
      <text:h text:style-name="Heading_20_3" text:outline-level="3" text:is-list-header="false">
<text:bookmark-start text:name="OrgXref.org4ae01ad"/>
<text:bookmark text:name="org4ae01ad"/><text:span text:style-name="OrgDone">DONE</text:span> Extend with Views
<text:bookmark-end text:name="OrgXref.org4ae01ad"/></text:h>
      <text:list text:style-name="OrgBulletedList" text:continue-numbering="false">
        <text:list-item>
          <text:p text:style-name="Text_20_body"><text:span text:style-name="OrgCode">[✓] </text:span>Add account<text:span text:style-name="OrgSubscript">summary</text:span> view and relationships
</text:p>
        </text:list-item>
        <text:list-item>
          <text:p text:style-name="Text_20_body"><text:span text:style-name="OrgCode">[✓] </text:span>Query across table and view relationships
</text:p>
          <text:p text:style-name="OrgSrcBlock"><text:span text:style-name="OrgSrcFontLockKeywordFace">query</text:span><text:s/><text:span text:style-name="OrgSrcFontLockFunctionNameFace">MyQuery</text:span><text:s/>{</text:p>
          <text:p text:style-name="OrgSrcBlock"><text:s/><text:s/>account_summary(<text:span text:style-name="OrgSrcFontLockVariableNameFace">limit</text:span>:<text:s/><text:span text:style-name="OrgSrcFontLockTypeFace">10</text:span>)<text:s/>{</text:p>
          <text:p text:style-name="OrgSrcBlock"><text:s/><text:s/><text:s/><text:s/>id</text:p>
          <text:p text:style-name="OrgSrcBlock"><text:s/><text:s/><text:s/><text:s/>sum</text:p>
          <text:p text:style-name="OrgSrcBlock"><text:s/><text:s/><text:s/><text:s/>account<text:s/>{</text:p>
          <text:p text:style-name="OrgSrcBlock"><text:s/><text:s/><text:s/><text:s/><text:s/><text:s/>name</text:p>
          <text:p text:style-name="OrgSrcBlock"><text:s/><text:s/><text:s/><text:s/>}</text:p>
          <text:p text:style-name="OrgSrcBlock"><text:s/><text:s/>}</text:p>
          <text:p text:style-name="OrgSrcBlockLastLine">}</text:p>
        </text:list-item>
      </text:list>
      <text:h text:style-name="Heading_20_3" text:outline-level="3" text:is-list-header="false">
<text:bookmark-start text:name="OrgXref.org8fe0a0b"/>
<text:bookmark text:name="org8fe0a0b"/><text:span text:style-name="OrgDone">DONE</text:span> Extend with SQL Functions
<text:bookmark-end text:name="OrgXref.org8fe0a0b"/></text:h>
      <text:list text:style-name="OrgBulletedList" text:continue-numbering="false">
        <text:list-item>
          <text:p text:style-name="Text_20_body"><text:span text:style-name="OrgCode">[✓] </text:span>Add search functions
</text:p>
        </text:list-item>
        <text:list-item>
          <text:p text:style-name="Text_20_body"><text:span text:style-name="OrgCode">[✓] </text:span>Query search functions
</text:p>
          <text:p text:style-name="OrgSrcBlock"><text:span text:style-name="OrgSrcFontLockKeywordFace">query</text:span><text:s/><text:span text:style-name="OrgSrcFontLockFunctionNameFace">MyQuery</text:span><text:s/>{</text:p>
          <text:p text:style-name="OrgSrcBlock"><text:s/><text:s/>product_search(<text:span text:style-name="OrgSrcFontLockVariableNameFace">args</text:span>:<text:s/>{<text:span text:style-name="OrgSrcFontLockVariableNameFace">search</text:span>:<text:s/><text:span text:style-name="OrgSrcFontLockStringFace">"apple"</text:span>})<text:s/>{</text:p>
          <text:p text:style-name="OrgSrcBlock"><text:s/><text:s/><text:s/><text:s/>name</text:p>
          <text:p text:style-name="OrgSrcBlock"><text:s/><text:s/><text:s/><text:s/>price</text:p>
          <text:p text:style-name="OrgSrcBlock"><text:s/><text:s/>}</text:p>
          <text:p text:style-name="OrgSrcBlockLastLine">}</text:p>
          <text:p text:style-name="OrgSrcBlock"><text:span text:style-name="OrgSrcFontLockKeywordFace">query</text:span><text:s/><text:span text:style-name="OrgSrcFontLockFunctionNameFace">MyQuery</text:span><text:s/>{</text:p>
          <text:p text:style-name="OrgSrcBlock"><text:s/><text:s/>product_fuzzy_search(<text:span text:style-name="OrgSrcFontLockVariableNameFace">args</text:span>:<text:s/>{<text:span text:style-name="OrgSrcFontLockVariableNameFace">search</text:span>:<text:s/><text:span text:style-name="OrgSrcFontLockStringFace">"apple"</text:span>})<text:s/>{</text:p>
          <text:p text:style-name="OrgSrcBlock"><text:s/><text:s/><text:s/><text:s/>name</text:p>
          <text:p text:style-name="OrgSrcBlock"><text:s/><text:s/><text:s/><text:s/>price</text:p>
          <text:p text:style-name="OrgSrcBlock"><text:s/><text:s/>}</text:p>
          <text:p text:style-name="OrgSrcBlockLastLine">}</text:p>
        </text:list-item>
      </text:list>
      <text:h text:style-name="Heading_20_3" text:outline-level="3" text:is-list-header="false">
<text:bookmark-start text:name="OrgXref.org0a8d29e"/>
<text:bookmark text:name="org0a8d29e"/><text:span text:style-name="OrgDone">DONE</text:span> Default field values
<text:bookmark-end text:name="OrgXref.org0a8d29e"/></text:h>
      <text:h text:style-name="Heading_20_3" text:outline-level="3" text:is-list-header="false">
<text:bookmark-start text:name="OrgXref.org93f876b"/>
<text:bookmark text:name="org93f876b"/><text:span text:style-name="OrgDone">DONE</text:span> Enum type fields
<text:bookmark-end text:name="OrgXref.org93f876b"/></text:h>
      <text:list text:style-name="OrgBulletedList" text:continue-numbering="false">
        <text:list-item>
          <text:p text:style-name="Text_20_body"><text:span text:style-name="OrgCode">[✓] </text:span>Create a native Postgres enum type for order status.
</text:p>
        </text:list-item>
        <text:list-item>
          <text:p text:style-name="Text_20_body"><text:span text:style-name="OrgCode">[✓] </text:span>Create a enum table for region and track it as order sales<text:span text:style-name="OrgSubscript">region</text:span>.
</text:p>
        </text:list-item>
      </text:list>
      <text:h text:style-name="Heading_20_3" text:outline-level="3" text:is-list-header="false">
<text:bookmark-start text:name="OrgXref.orgf719267"/>
<text:bookmark text:name="orgf719267"/><text:span text:style-name="OrgDone">DONE</text:span> Computed fields
<text:bookmark-end text:name="OrgXref.orgf719267"/></text:h>
      <text:list text:style-name="OrgBulletedList" text:continue-numbering="false">
        <text:list-item>
          <text:p text:style-name="Text_20_body"><text:span text:style-name="OrgCode">[✓] </text:span>Add product<text:span text:style-name="OrgSubscript">sku</text:span> function and track it as a computed field
</text:p>
        </text:list-item>
        <text:list-item>
          <text:p text:style-name="Text_20_body"><text:span text:style-name="OrgCode">[✓] </text:span>Query product table with computed field
</text:p>
        </text:list-item>
      </text:list>
      <text:p text:style-name="OrgSrcBlock">query<text:s/>{</text:p>
      <text:p text:style-name="OrgSrcBlock"><text:s/><text:s/>product(<text:span text:style-name="OrgSrcFontLockVariableNameFace">limit</text:span>:<text:s/><text:span text:style-name="OrgSrcFontLockTypeFace">10</text:span>)<text:s/>{</text:p>
      <text:p text:style-name="OrgSrcBlock"><text:s/><text:s/><text:s/><text:s/>id</text:p>
      <text:p text:style-name="OrgSrcBlock"><text:s/><text:s/><text:s/><text:s/>name</text:p>
      <text:p text:style-name="OrgSrcBlock"><text:s/><text:s/><text:s/><text:s/>price</text:p>
      <text:p text:style-name="OrgSrcBlock"><text:s/><text:s/><text:s/><text:s/>sku</text:p>
      <text:p text:style-name="OrgSrcBlock"><text:s/><text:s/>}</text:p>
      <text:p text:style-name="OrgSrcBlockLastLine">}</text:p>
      <text:h text:style-name="Heading_20_3" text:outline-level="3" text:is-list-header="false">
<text:bookmark-start text:name="OrgXref.orgcf0b3d4"/>
<text:bookmark text:name="orgcf0b3d4"/><text:span text:style-name="OrgDone">DONE</text:span> Customize auto-generated fields<text:tab/><text:span text:style-name="OrgTags">[<text:span text:style-name="OrgTag">DOES_NOT_INVOLVE_DB</text:span>]</text:span>
<text:bookmark-end text:name="OrgXref.orgcf0b3d4"/></text:h>
      <text:list text:style-name="OrgBulletedList" text:continue-numbering="false">
        <text:list-item>
          <text:p text:style-name="Text_20_body"><text:span text:style-name="OrgCode">[✓] </text:span>Change order.status to order.state for the GraphQL field name
</text:p>
        </text:list-item>
      </text:list>
      <text:h text:style-name="Heading_20_3" text:outline-level="3" text:is-list-header="false">
<text:bookmark-start text:name="OrgXref.orgfa1ea52"/>
<text:bookmark text:name="orgfa1ea52"/><text:span text:style-name="OrgDone">DONE</text:span> Data validations
<text:bookmark-end text:name="OrgXref.orgfa1ea52"/></text:h>
      <text:list text:style-name="OrgBulletedList" text:continue-numbering="false">
        <text:list-item>
          <text:p text:style-name="Text_20_body"><text:span text:style-name="OrgCode">[✓] </text:span>Add non<text:span text:style-name="OrgSubscript">negative</text:span><text:span text:style-name="OrgSubscript">price</text:span> check constraint
</text:p>
        </text:list-item>
        <text:list-item>
          <text:p text:style-name="Text_20_body"><text:span text:style-name="OrgCode">[✓] </text:span>Attempt mutations with and without negative prices
</text:p>
          <text:p text:style-name="OrgSrcBlock"><text:span text:style-name="OrgSrcFontLockKeywordFace">mutation</text:span><text:s/><text:span text:style-name="OrgSrcFontLockFunctionNameFace">MyMutation</text:span><text:s/>{</text:p>
          <text:p text:style-name="OrgSrcBlock"><text:s/><text:s/>update_product(<text:span text:style-name="OrgSrcFontLockVariableNameFace">where</text:span>:<text:s/>{<text:span text:style-name="OrgSrcFontLockVariableNameFace">name</text:span>:<text:s/>{_eq:<text:s/><text:span text:style-name="OrgSrcFontLockStringFace">"Chilli<text:s/>Paste,<text:s/>Sambal<text:s/>Oelek"</text:span>}},<text:s/>_set:<text:s/>{price:<text:s/><text:span text:style-name="OrgSrcFontLockTypeFace">10</text:span>})<text:s/>{</text:p>
          <text:p text:style-name="OrgSrcBlock"><text:s/><text:s/><text:s/><text:s/>affected_rows</text:p>
          <text:p text:style-name="OrgSrcBlock"><text:s/><text:s/>}</text:p>
          <text:p text:style-name="OrgSrcBlockLastLine">}</text:p>
          <text:p text:style-name="OrgSrcBlock"><text:span text:style-name="OrgSrcFontLockKeywordFace">mutation</text:span><text:s/><text:span text:style-name="OrgSrcFontLockFunctionNameFace">MyMutation</text:span><text:s/>{</text:p>
          <text:p text:style-name="OrgSrcBlock"><text:s/><text:s/>update_product(<text:span text:style-name="OrgSrcFontLockVariableNameFace">where</text:span>:<text:s/>{<text:span text:style-name="OrgSrcFontLockVariableNameFace">name</text:span>:<text:s/>{_eq:<text:s/><text:span text:style-name="OrgSrcFontLockStringFace">"Pastry<text:s/>-<text:s/>Raisin<text:s/>Muffin<text:s/>-<text:s/>Mini"</text:span>}},<text:s/>_set:<text:s/>{price:<text:s/><text:span text:style-name="OrgSrcFontLockTypeFace">-10</text:span>})<text:s/>{</text:p>
          <text:p text:style-name="OrgSrcBlock"><text:s/><text:s/><text:s/><text:s/>affected_rows</text:p>
          <text:p text:style-name="OrgSrcBlock"><text:s/><text:s/>}</text:p>
          <text:p text:style-name="OrgSrcBlockLastLine">}</text:p>
        </text:list-item>
      </text:list>
      <text:h text:style-name="Heading_20_3" text:outline-level="3" text:is-list-header="false">
<text:bookmark-start text:name="OrgXref.org1c922ce"/>
<text:bookmark text:name="org1c922ce"/><text:span text:style-name="OrgDone">DONE</text:span> Using an existing database
<text:bookmark-end text:name="OrgXref.org1c922ce"/></text:h>
      <text:h text:style-name="Heading_20_3" text:outline-level="3" text:is-list-header="false">
<text:bookmark-start text:name="OrgXref.org26cacf7"/>
<text:bookmark text:name="org26cacf7"/><text:span text:style-name="OrgDone">DONE</text:span> Relay Schema<text:tab/><text:span text:style-name="OrgTags">[<text:span text:style-name="OrgTag">DOES_NOT_INVOLVE_DB</text:span>]</text:span>
<text:bookmark-end text:name="OrgXref.org26cacf7"/></text:h>
      <text:list text:style-name="OrgBulletedList" text:continue-numbering="false">
        <text:list-item>
          <text:p text:style-name="Text_20_body"><text:span text:style-name="OrgCode">[✓] </text:span>Turn on the Relay API in the Console
</text:p>
        </text:list-item>
      </text:list>
      <text:p text:style-name="OrgSrcBlock"><text:span text:style-name="OrgSrcFontLockKeywordFace">query</text:span><text:s/><text:span text:style-name="OrgSrcFontLockFunctionNameFace">MyQuery</text:span><text:s/>{</text:p>
      <text:p text:style-name="OrgSrcBlock"><text:s/><text:s/>account_connection(<text:span text:style-name="OrgSrcFontLockVariableNameFace">first</text:span>:<text:s/><text:span text:style-name="OrgSrcFontLockTypeFace">10</text:span>)<text:s/>{</text:p>
      <text:p text:style-name="OrgSrcBlock"><text:s/><text:s/><text:s/><text:s/>edges<text:s/>{</text:p>
      <text:p text:style-name="OrgSrcBlock"><text:s/><text:s/><text:s/><text:s/><text:s/><text:s/>node<text:s/>{</text:p>
      <text:p text:style-name="OrgSrcBlock"><text:tab/>name</text:p>
      <text:p text:style-name="OrgSrcBlock"><text:tab/>orders<text:s/>{</text:p>
      <text:p text:style-name="OrgSrcBlock"><text:tab/><text:s/><text:s/>id</text:p>
      <text:p text:style-name="OrgSrcBlock"><text:tab/><text:s/><text:s/>region</text:p>
      <text:p text:style-name="OrgSrcBlock"><text:tab/><text:s/><text:s/>order_details<text:s/>{</text:p>
      <text:p text:style-name="OrgSrcBlock"><text:tab/><text:s/><text:s/><text:s/><text:s/>units</text:p>
      <text:p text:style-name="OrgSrcBlock"><text:tab/><text:s/><text:s/><text:s/><text:s/>product<text:s/>{</text:p>
      <text:p text:style-name="OrgSrcBlock"><text:tab/><text:s/><text:s/><text:s/><text:s/><text:s/><text:s/>name</text:p>
      <text:p text:style-name="OrgSrcBlock"><text:tab/><text:s/><text:s/><text:s/><text:s/><text:s/><text:s/>price</text:p>
      <text:p text:style-name="OrgSrcBlock"><text:tab/><text:s/><text:s/><text:s/><text:s/><text:s/><text:s/>sku</text:p>
      <text:p text:style-name="OrgSrcBlock"><text:tab/><text:s/><text:s/><text:s/><text:s/>}</text:p>
      <text:p text:style-name="OrgSrcBlock"><text:tab/><text:s/><text:s/>}</text:p>
      <text:p text:style-name="OrgSrcBlock"><text:tab/>}</text:p>
      <text:p text:style-name="OrgSrcBlock"><text:s/><text:s/><text:s/><text:s/><text:s/><text:s/>}</text:p>
      <text:p text:style-name="OrgSrcBlock"><text:s/><text:s/><text:s/><text:s/><text:s/><text:s/>cursor</text:p>
      <text:p text:style-name="OrgSrcBlock"><text:s/><text:s/><text:s/><text:s/>}</text:p>
      <text:p text:style-name="OrgSrcBlock"><text:s/><text:s/>}</text:p>
      <text:p text:style-name="OrgSrcBlockLastLine">}</text:p>
      <text:h text:style-name="Heading_20_2" text:outline-level="2" text:is-list-header="false">
<text:bookmark-start text:name="OrgXref.org88dce33"/>
<text:bookmark text:name="org88dce33"/>Queries
<text:bookmark-end text:name="OrgXref.org88dce33"/></text:h>
      <text:h text:style-name="Heading_20_3" text:outline-level="3" text:is-list-header="false">
<text:bookmark-start text:name="OrgXref.orgc63e464"/>
<text:bookmark text:name="orgc63e464"/><text:span text:style-name="OrgDone">DONE</text:span> Simple object queries
<text:bookmark-end text:name="OrgXref.orgc63e464"/></text:h>
      <text:h text:style-name="Heading_20_3" text:outline-level="3" text:is-list-header="false">
<text:bookmark-start text:name="OrgXref.orgfcef953"/>
<text:bookmark text:name="orgfcef953"/><text:span text:style-name="OrgDone">DONE</text:span> Nested object queries
<text:bookmark-end text:name="OrgXref.orgfcef953"/></text:h>
      <text:h text:style-name="Heading_20_3" text:outline-level="3" text:is-list-header="false">
<text:bookmark-start text:name="OrgXref.org823522a"/>
<text:bookmark text:name="org823522a"/><text:span text:style-name="OrgDone">DONE</text:span> Aggregation queries
<text:bookmark-end text:name="OrgXref.org823522a"/></text:h>
      <text:p text:style-name="OrgSrcBlock"><text:span text:style-name="OrgSrcFontLockKeywordFace">query</text:span><text:s/><text:span text:style-name="OrgSrcFontLockFunctionNameFace">MyQuery</text:span><text:s/>{</text:p>
      <text:p text:style-name="OrgSrcBlock"><text:s/><text:s/>account_aggregate<text:s/>{</text:p>
      <text:p text:style-name="OrgSrcBlock"><text:s/><text:s/><text:s/><text:s/>aggregate<text:s/>{</text:p>
      <text:p text:style-name="OrgSrcBlock"><text:s/><text:s/><text:s/><text:s/><text:s/><text:s/>count</text:p>
      <text:p text:style-name="OrgSrcBlock"><text:s/><text:s/><text:s/><text:s/>}</text:p>
      <text:p text:style-name="OrgSrcBlock"><text:s/><text:s/>}</text:p>
      <text:p text:style-name="OrgSrcBlockLastLine">}</text:p>
      <text:p text:style-name="OrgSrcBlock"><text:span text:style-name="OrgSrcFontLockKeywordFace">query</text:span><text:s/><text:span text:style-name="OrgSrcFontLockFunctionNameFace">MyQuery</text:span><text:s/>{</text:p>
      <text:p text:style-name="OrgSrcBlock"><text:s/><text:s/>account(<text:span text:style-name="OrgSrcFontLockVariableNameFace">limit</text:span>:<text:s/><text:span text:style-name="OrgSrcFontLockTypeFace">10</text:span>)<text:s/>{</text:p>
      <text:p text:style-name="OrgSrcBlock"><text:s/><text:s/><text:s/><text:s/>orders<text:s/>{</text:p>
      <text:p text:style-name="OrgSrcBlock"><text:s/><text:s/><text:s/><text:s/><text:s/><text:s/>order_details_aggregate<text:s/>{</text:p>
      <text:p text:style-name="OrgSrcBlock"><text:tab/>aggregate<text:s/>{</text:p>
      <text:p text:style-name="OrgSrcBlock"><text:tab/><text:s/><text:s/>sum<text:s/>{</text:p>
      <text:p text:style-name="OrgSrcBlock"><text:tab/><text:s/><text:s/><text:s/><text:s/>units</text:p>
      <text:p text:style-name="OrgSrcBlock"><text:tab/><text:s/><text:s/>}</text:p>
      <text:p text:style-name="OrgSrcBlock"><text:tab/>}</text:p>
      <text:p text:style-name="OrgSrcBlock"><text:s/><text:s/><text:s/><text:s/><text:s/><text:s/>}</text:p>
      <text:p text:style-name="OrgSrcBlock"><text:s/><text:s/><text:s/><text:s/>}</text:p>
      <text:p text:style-name="OrgSrcBlock"><text:s/><text:s/>}</text:p>
      <text:p text:style-name="OrgSrcBlockLastLine">}</text:p>
      <text:h text:style-name="Heading_20_3" text:outline-level="3" text:is-list-header="false">
<text:bookmark-start text:name="OrgXref.orge3b4927"/>
<text:bookmark text:name="orge3b4927"/><text:span text:style-name="OrgDone">DONE</text:span> Filter query results / search queries
<text:bookmark-end text:name="OrgXref.orge3b4927"/></text:h>
      <text:h text:style-name="Heading_20_3" text:outline-level="3" text:is-list-header="false">
<text:bookmark-start text:name="OrgXref.orgcbfbe60"/>
<text:bookmark text:name="orgcbfbe60"/><text:span text:style-name="OrgDone">DONE</text:span> Sort query results
<text:bookmark-end text:name="OrgXref.orgcbfbe60"/></text:h>
      <text:h text:style-name="Heading_20_3" text:outline-level="3" text:is-list-header="false">
<text:bookmark-start text:name="OrgXref.org59513e9"/>
<text:bookmark text:name="org59513e9"/><text:span text:style-name="OrgDone">DONE</text:span> Distinct query results
<text:bookmark-end text:name="OrgXref.org59513e9"/></text:h>
      <text:h text:style-name="Heading_20_3" text:outline-level="3" text:is-list-header="false">
<text:bookmark-start text:name="OrgXref.orgbd0063c"/>
<text:bookmark text:name="orgbd0063c"/><text:span text:style-name="OrgTodo">TODO</text:span> Using multiple arguments<text:tab/><text:span text:style-name="OrgTags">[<text:span text:style-name="OrgTag">DOES_NOT_INVOLVE_DB</text:span>]</text:span>
<text:bookmark-end text:name="OrgXref.orgbd0063c"/></text:h>
      <text:h text:style-name="Heading_20_3" text:outline-level="3" text:is-list-header="false">
<text:bookmark-start text:name="OrgXref.org3bf37e8"/>
<text:bookmark text:name="org3bf37e8"/><text:span text:style-name="OrgTodo">TODO</text:span> Multiple queries in a request<text:tab/><text:span text:style-name="OrgTags">[<text:span text:style-name="OrgTag">DOES_NOT_INVOLVE_DB</text:span>]</text:span>
<text:bookmark-end text:name="OrgXref.org3bf37e8"/></text:h>
      <text:h text:style-name="Heading_20_3" text:outline-level="3" text:is-list-header="false">
<text:bookmark-start text:name="OrgXref.org696f31e"/>
<text:bookmark text:name="org696f31e"/><text:span text:style-name="OrgTodo">TODO</text:span> Using variables / aliases / fragments / directives<text:tab/><text:span text:style-name="OrgTags">[<text:span text:style-name="OrgTag">DOES_NOT_INVOLVE_DB</text:span>]</text:span>
<text:bookmark-end text:name="OrgXref.org696f31e"/></text:h>
      <text:h text:style-name="Heading_20_3" text:outline-level="3" text:is-list-header="false">
<text:bookmark-start text:name="OrgXref.org25b94fc"/>
<text:bookmark text:name="org25b94fc"/><text:span text:style-name="OrgTodo">TODO</text:span> Query performance
<text:bookmark-end text:name="OrgXref.org25b94fc"/></text:h>
      <text:h text:style-name="Heading_20_2" text:outline-level="2" text:is-list-header="false">
<text:bookmark-start text:name="OrgXref.org324a8c0"/>
<text:bookmark text:name="org324a8c0"/>Mutations
<text:bookmark-end text:name="OrgXref.org324a8c0"/></text:h>
      <text:h text:style-name="Heading_20_3" text:outline-level="3" text:is-list-header="false">
<text:bookmark-start text:name="OrgXref.orgdb3d2da"/>
<text:bookmark text:name="orgdb3d2da"/><text:span text:style-name="OrgDone">DONE</text:span> Insert
<text:bookmark-end text:name="OrgXref.orgdb3d2da"/></text:h>
      <text:h text:style-name="Heading_20_3" text:outline-level="3" text:is-list-header="false">
<text:bookmark-start text:name="OrgXref.org34fad9f"/>
<text:bookmark text:name="org34fad9f"/><text:span text:style-name="OrgTodo">TODO</text:span> Upsert
<text:bookmark-end text:name="OrgXref.org34fad9f"/></text:h>
      <text:h text:style-name="Heading_20_3" text:outline-level="3" text:is-list-header="false">
<text:bookmark-start text:name="OrgXref.orge01f347"/>
<text:bookmark text:name="orge01f347"/><text:span text:style-name="OrgDone">DONE</text:span> Update
<text:bookmark-end text:name="OrgXref.orge01f347"/></text:h>
      <text:h text:style-name="Heading_20_3" text:outline-level="3" text:is-list-header="false">
<text:bookmark-start text:name="OrgXref.orgc0d0348"/>
<text:bookmark text:name="orgc0d0348"/><text:span text:style-name="OrgTodo">TODO</text:span> Delete
<text:bookmark-end text:name="OrgXref.orgc0d0348"/></text:h>
      <text:h text:style-name="Heading_20_3" text:outline-level="3" text:is-list-header="false">
<text:bookmark-start text:name="OrgXref.org0d40ae1"/>
<text:bookmark text:name="org0d40ae1"/><text:span text:style-name="OrgTodo">TODO</text:span> Multiple mutations in a request
<text:bookmark-end text:name="OrgXref.org0d40ae1"/></text:h>
      <text:h text:style-name="Heading_20_2" text:outline-level="2" text:is-list-header="false">
<text:bookmark-start text:name="OrgXref.org50b8d93"/>
<text:bookmark text:name="org50b8d93"/>Subscriptions
<text:bookmark-end text:name="OrgXref.org50b8d93"/></text:h>
      <text:h text:style-name="Heading_20_3" text:outline-level="3" text:is-list-header="false">
<text:bookmark-start text:name="OrgXref.orga996d6a"/>
<text:bookmark text:name="orga996d6a"/><text:span text:style-name="OrgTodo">TODO</text:span> Live queries
<text:bookmark-end text:name="OrgXref.orga996d6a"/></text:h>
      <text:h text:style-name="Heading_20_2" text:outline-level="2" text:is-list-header="false">
<text:bookmark-start text:name="OrgXref.org84130ed"/>
<text:bookmark text:name="org84130ed"/>Supported Postgres types
<text:bookmark-end text:name="OrgXref.org84130ed"/></text:h>
      <text:h text:style-name="Heading_20_3" text:outline-level="3" text:is-list-header="false">
<text:bookmark-start text:name="OrgXref.org8227e8c"/>
<text:bookmark text:name="org8227e8c"/><text:span text:style-name="OrgDone">DONE</text:span> Perform inserts on the <text:span text:style-name="OrgCode">misc</text:span> table.
<text:bookmark-end text:name="OrgXref.org8227e8c"/></text:h>
      <text:p text:style-name="OrgSrcBlock">mutation<text:s/>{</text:p>
      <text:p text:style-name="OrgSrcBlock"><text:s/><text:s/>insert_misc(<text:span text:style-name="OrgSrcFontLockVariableNameFace">objects</text:span>:<text:s/>[</text:p>
      <text:p text:style-name="OrgSrcBlock"><text:s/><text:s/><text:s/><text:s/><text:s/><text:s/>{</text:p>
      <text:p text:style-name="OrgSrcBlock"><text:tab/><text:span text:style-name="OrgSrcFontLockVariableNameFace">bigint_field</text:span>:<text:s/><text:span text:style-name="OrgSrcFontLockTypeFace">1</text:span></text:p>
      <text:p text:style-name="OrgSrcBlock"><text:tab/>bigserial_field:<text:s/><text:span text:style-name="OrgSrcFontLockTypeFace">1</text:span></text:p>
      <text:p text:style-name="OrgSrcBlock"><text:tab/>boolean_field:<text:s/><text:span text:style-name="OrgSrcFontLockConstantFace">true</text:span></text:p>
      <text:p text:style-name="OrgSrcBlock"><text:tab/>box_field:<text:s/><text:span text:style-name="OrgSrcFontLockStringFace">"((0,0),(1,1))"</text:span></text:p>
      <text:p text:style-name="OrgSrcBlock"><text:tab/>bytea_field:<text:s/><text:span text:style-name="OrgSrcFontLockStringFace">"\\xDEADBEEF"</text:span></text:p>
      <text:p text:style-name="OrgSrcBlock"><text:tab/>character_field:<text:s/><text:span text:style-name="OrgSrcFontLockStringFace">"foo"</text:span></text:p>
      <text:p text:style-name="OrgSrcBlock"><text:tab/>character_varying_field:<text:s/><text:span text:style-name="OrgSrcFontLockStringFace">"bar"</text:span></text:p>
      <text:p text:style-name="OrgSrcBlock"><text:tab/>cidr_field:<text:s/><text:span text:style-name="OrgSrcFontLockStringFace">"192.168.100.128/25"</text:span></text:p>
      <text:p text:style-name="OrgSrcBlock"><text:tab/>circle_field:<text:s/><text:span text:style-name="OrgSrcFontLockStringFace">"0,0,1"</text:span></text:p>
      <text:p text:style-name="OrgSrcBlock"><text:tab/>date_field:<text:s/><text:span text:style-name="OrgSrcFontLockStringFace">"2022-01-01"</text:span></text:p>
      <text:p text:style-name="OrgSrcBlock"><text:tab/>double_precision_field:<text:s/><text:span text:style-name="OrgSrcFontLockTypeFace">9673143120</text:span>,</text:p>
      <text:p text:style-name="OrgSrcBlock"><text:tab/>inet_field:<text:s/><text:span text:style-name="OrgSrcFontLockStringFace">"192.168.0.1/24"</text:span></text:p>
      <text:p text:style-name="OrgSrcBlock"><text:tab/>integer_field:<text:s/><text:span text:style-name="OrgSrcFontLockTypeFace">1</text:span></text:p>
      <text:p text:style-name="OrgSrcBlock"><text:tab/>interval_field:<text:s/><text:span text:style-name="OrgSrcFontLockStringFace">"'1<text:s/>month<text:s/>ago'"</text:span></text:p>
      <text:p text:style-name="OrgSrcBlock"><text:tab/>json_field:<text:s/>{}</text:p>
      <text:p text:style-name="OrgSrcBlock"><text:tab/>jsonb_field:<text:s/>{}</text:p>
      <text:p text:style-name="OrgSrcBlock"><text:tab/>line_field:<text:s/><text:span text:style-name="OrgSrcFontLockStringFace">"0,0,1,1"</text:span></text:p>
      <text:p text:style-name="OrgSrcBlock"><text:tab/>lseg_field:<text:s/><text:span text:style-name="OrgSrcFontLockStringFace">"0,0,1,1"</text:span></text:p>
      <text:p text:style-name="OrgSrcBlock"><text:tab/>macaddr_field:<text:s/><text:span text:style-name="OrgSrcFontLockStringFace">"08:00:2b:01:02:03"</text:span></text:p>
      <text:p text:style-name="OrgSrcBlock"><text:tab/>macaddr8_field:<text:s/><text:span text:style-name="OrgSrcFontLockStringFace">"08:00:2b:01:02:03:04:05"</text:span></text:p>
      <text:p text:style-name="OrgSrcBlock"><text:tab/>money_field:<text:s/><text:span text:style-name="OrgSrcFontLockTypeFace">52093</text:span>.89</text:p>
      <text:p text:style-name="OrgSrcBlock"><text:tab/>numeric_field:<text:s/><text:span text:style-name="OrgSrcFontLockTypeFace">10</text:span></text:p>
      <text:p text:style-name="OrgSrcBlock"><text:tab/>path_field:<text:s/><text:span text:style-name="OrgSrcFontLockStringFace">"0,0,1,1,2,2,3,3,3,0,2,0,0,0"</text:span></text:p>
      <text:p text:style-name="OrgSrcBlock"><text:tab/>pg_lsn_field:<text:s/><text:span text:style-name="OrgSrcFontLockStringFace">"FFFFFFFF/FFFFFFFF"</text:span></text:p>
      <text:p text:style-name="OrgSrcBlock"><text:tab/>point_field:<text:s/><text:span text:style-name="OrgSrcFontLockStringFace">"0,0"</text:span></text:p>
      <text:p text:style-name="OrgSrcBlock"><text:tab/>polygon_field:<text:s/><text:span text:style-name="OrgSrcFontLockStringFace">"0,0,1,0,1,1,0,1"</text:span></text:p>
      <text:p text:style-name="OrgSrcBlock"><text:tab/>real_field:<text:s/><text:span text:style-name="OrgSrcFontLockTypeFace">3</text:span>.14159</text:p>
      <text:p text:style-name="OrgSrcBlock"><text:tab/>serial_field:<text:s/><text:span text:style-name="OrgSrcFontLockTypeFace">1</text:span></text:p>
      <text:p text:style-name="OrgSrcBlock"><text:tab/>smallint_field:<text:s/><text:span text:style-name="OrgSrcFontLockTypeFace">1</text:span></text:p>
      <text:p text:style-name="OrgSrcBlock"><text:tab/>smallserial_field:<text:s/><text:span text:style-name="OrgSrcFontLockTypeFace">1</text:span></text:p>
      <text:p text:style-name="OrgSrcBlock"><text:tab/>text_field:<text:s/><text:span text:style-name="OrgSrcFontLockStringFace">"abc"</text:span></text:p>
      <text:p text:style-name="OrgSrcBlock"><text:tab/>time_with_time_zone_field:<text:s/><text:span text:style-name="OrgSrcFontLockStringFace">"04:05:06<text:s/>PST"</text:span></text:p>
      <text:p text:style-name="OrgSrcBlock"><text:tab/>time_without_time_zone_field:<text:s/><text:span text:style-name="OrgSrcFontLockStringFace">"04:05:06"</text:span></text:p>
      <text:p text:style-name="OrgSrcBlock"><text:tab/>timestamp_with_time_zone_field:<text:s/><text:span text:style-name="OrgSrcFontLockStringFace">"2022-01-01<text:s/>04:05:06<text:s/>PST"</text:span></text:p>
      <text:p text:style-name="OrgSrcBlock"><text:tab/>timestamp_without_time_zone_field:<text:s/><text:span text:style-name="OrgSrcFontLockStringFace">"2022-01-01<text:s/>04:05:06"</text:span></text:p>
      <text:p text:style-name="OrgSrcBlock"><text:tab/>txid_snapshot_field:<text:s/><text:span text:style-name="OrgSrcFontLockStringFace">"566:566:"</text:span></text:p>
      <text:p text:style-name="OrgSrcBlock"><text:tab/>uuid_field:<text:s/><text:span text:style-name="OrgSrcFontLockStringFace">"61a41be6-4eb4-45a5-bfb5-b68c20e9ccde"</text:span></text:p>
      <text:p text:style-name="OrgSrcBlock"><text:tab/>xml_field:<text:s/><text:span text:style-name="OrgSrcFontLockStringFace">"&lt;?xml<text:s/>version=\"1.0\"?&gt;&lt;book&gt;&lt;title&gt;Manual&lt;/title&gt;&lt;chapter&gt;...&lt;/chapter&gt;&lt;/book&gt;"</text:span></text:p>
      <text:p text:style-name="OrgSrcBlock"><text:s/><text:s/><text:s/><text:s/><text:s/><text:s/>}</text:p>
      <text:p text:style-name="OrgSrcBlock"><text:s/><text:s/><text:s/><text:s/>])<text:s/>{</text:p>
      <text:p text:style-name="OrgSrcBlock"><text:s/><text:s/><text:s/><text:s/>returning<text:s/>{</text:p>
      <text:p text:style-name="OrgSrcBlock"><text:s/><text:s/><text:s/><text:s/><text:s/><text:s/>bigint_field</text:p>
      <text:p text:style-name="OrgSrcBlock"><text:s/><text:s/><text:s/><text:s/><text:s/><text:s/>bigserial_field</text:p>
      <text:p text:style-name="OrgSrcBlock"><text:s/><text:s/><text:s/><text:s/><text:s/><text:s/>boolean_field</text:p>
      <text:p text:style-name="OrgSrcBlock"><text:s/><text:s/><text:s/><text:s/><text:s/><text:s/>box_field</text:p>
      <text:p text:style-name="OrgSrcBlock"><text:s/><text:s/><text:s/><text:s/><text:s/><text:s/>bytea_field</text:p>
      <text:p text:style-name="OrgSrcBlock"><text:s/><text:s/><text:s/><text:s/><text:s/><text:s/>character_field</text:p>
      <text:p text:style-name="OrgSrcBlock"><text:s/><text:s/><text:s/><text:s/><text:s/><text:s/>character_varying_field</text:p>
      <text:p text:style-name="OrgSrcBlock"><text:s/><text:s/><text:s/><text:s/><text:s/><text:s/>cidr_field</text:p>
      <text:p text:style-name="OrgSrcBlock"><text:s/><text:s/><text:s/><text:s/><text:s/><text:s/>circle_field</text:p>
      <text:p text:style-name="OrgSrcBlock"><text:s/><text:s/><text:s/><text:s/><text:s/><text:s/>date_field</text:p>
      <text:p text:style-name="OrgSrcBlock"><text:s/><text:s/><text:s/><text:s/><text:s/><text:s/>double_precision_field</text:p>
      <text:p text:style-name="OrgSrcBlock"><text:s/><text:s/><text:s/><text:s/><text:s/><text:s/>inet_field</text:p>
      <text:p text:style-name="OrgSrcBlock"><text:s/><text:s/><text:s/><text:s/><text:s/><text:s/>integer_field</text:p>
      <text:p text:style-name="OrgSrcBlock"><text:s/><text:s/><text:s/><text:s/><text:s/><text:s/>interval_field</text:p>
      <text:p text:style-name="OrgSrcBlock"><text:s/><text:s/><text:s/><text:s/><text:s/><text:s/>json_field</text:p>
      <text:p text:style-name="OrgSrcBlock"><text:s/><text:s/><text:s/><text:s/><text:s/><text:s/>jsonb_field</text:p>
      <text:p text:style-name="OrgSrcBlock"><text:s/><text:s/><text:s/><text:s/><text:s/><text:s/>line_field</text:p>
      <text:p text:style-name="OrgSrcBlock"><text:s/><text:s/><text:s/><text:s/><text:s/><text:s/>lseg_field</text:p>
      <text:p text:style-name="OrgSrcBlock"><text:s/><text:s/><text:s/><text:s/><text:s/><text:s/>macaddr_field</text:p>
      <text:p text:style-name="OrgSrcBlock"><text:s/><text:s/><text:s/><text:s/><text:s/><text:s/>macaddr8_field</text:p>
      <text:p text:style-name="OrgSrcBlock"><text:s/><text:s/><text:s/><text:s/><text:s/><text:s/>money_field</text:p>
      <text:p text:style-name="OrgSrcBlock"><text:s/><text:s/><text:s/><text:s/><text:s/><text:s/>numeric_field</text:p>
      <text:p text:style-name="OrgSrcBlock"><text:s/><text:s/><text:s/><text:s/><text:s/><text:s/>path_field</text:p>
      <text:p text:style-name="OrgSrcBlock"><text:s/><text:s/><text:s/><text:s/><text:s/><text:s/>pg_lsn_field</text:p>
      <text:p text:style-name="OrgSrcBlock"><text:s/><text:s/><text:s/><text:s/><text:s/><text:s/>point_field</text:p>
      <text:p text:style-name="OrgSrcBlock"><text:s/><text:s/><text:s/><text:s/><text:s/><text:s/>polygon_field</text:p>
      <text:p text:style-name="OrgSrcBlock"><text:s/><text:s/><text:s/><text:s/><text:s/><text:s/>real_field</text:p>
      <text:p text:style-name="OrgSrcBlock"><text:s/><text:s/><text:s/><text:s/><text:s/><text:s/>serial_field</text:p>
      <text:p text:style-name="OrgSrcBlock"><text:s/><text:s/><text:s/><text:s/><text:s/><text:s/>smallint_field</text:p>
      <text:p text:style-name="OrgSrcBlock"><text:s/><text:s/><text:s/><text:s/><text:s/><text:s/>smallserial_field</text:p>
      <text:p text:style-name="OrgSrcBlock"><text:s/><text:s/><text:s/><text:s/><text:s/><text:s/>text_field</text:p>
      <text:p text:style-name="OrgSrcBlock"><text:s/><text:s/><text:s/><text:s/><text:s/><text:s/>time_with_time_zone_field</text:p>
      <text:p text:style-name="OrgSrcBlock"><text:s/><text:s/><text:s/><text:s/><text:s/><text:s/>time_without_time_zone_field</text:p>
      <text:p text:style-name="OrgSrcBlock"><text:s/><text:s/><text:s/><text:s/><text:s/><text:s/>timestamp_with_time_zone_field</text:p>
      <text:p text:style-name="OrgSrcBlock"><text:s/><text:s/><text:s/><text:s/><text:s/><text:s/>timestamp_without_time_zone_field</text:p>
      <text:p text:style-name="OrgSrcBlock"><text:s/><text:s/><text:s/><text:s/><text:s/><text:s/>txid_snapshot_field</text:p>
      <text:p text:style-name="OrgSrcBlock"><text:s/><text:s/><text:s/><text:s/><text:s/><text:s/>uuid_field</text:p>
      <text:p text:style-name="OrgSrcBlock"><text:s/><text:s/><text:s/><text:s/><text:s/><text:s/>xml_field</text:p>
      <text:p text:style-name="OrgSrcBlock"><text:s/><text:s/><text:s/><text:s/>}</text:p>
      <text:p text:style-name="OrgSrcBlock"><text:s/><text:s/>}</text:p>
      <text:p text:style-name="OrgSrcBlockLastLine">}</text:p>
      <text:h text:style-name="Heading_20_1" text:outline-level="1" text:is-list-header="false">
<text:bookmark-start text:name="OrgXref.org63a2b4f"/>
<text:bookmark text:name="org63a2b4f"/>Remote Schema
<text:bookmark-end text:name="OrgXref.org63a2b4f"/></text:h>
      <text:h text:style-name="Heading_20_2" text:outline-level="2" text:is-list-header="false">
<text:bookmark-start text:name="OrgXref.orged864fc"/>
<text:bookmark text:name="orged864fc"/>Remote relationships
<text:bookmark-end text:name="OrgXref.orged864fc"/></text:h>
      <text:h text:style-name="Heading_20_3" text:outline-level="3" text:is-list-header="false">
<text:bookmark-start text:name="OrgXref.org5582209"/>
<text:bookmark text:name="org5582209"/><text:span text:style-name="OrgTodo">TODO</text:span> To remote database
<text:bookmark-end text:name="OrgXref.org5582209"/></text:h>
      <text:h text:style-name="Heading_20_3" text:outline-level="3" text:is-list-header="false">
<text:bookmark-start text:name="OrgXref.orgabc6947"/>
<text:bookmark text:name="orgabc6947"/><text:span text:style-name="OrgTodo">TODO</text:span> To Remote Schema<text:tab/><text:span text:style-name="OrgTags">[<text:span text:style-name="OrgTag">DOES_NOT_INVOLVE_DB</text:span>]</text:span>
<text:bookmark-end text:name="OrgXref.orgabc6947"/></text:h>
      <text:h text:style-name="Heading_20_2" text:outline-level="2" text:is-list-header="false">
<text:bookmark-start text:name="OrgXref.org509d7d1"/>
<text:bookmark text:name="org509d7d1"/>Authorization in remote schema
<text:bookmark-end text:name="OrgXref.org509d7d1"/></text:h>
      <text:h text:style-name="Heading_20_3" text:outline-level="3" text:is-list-header="false">
<text:bookmark-start text:name="OrgXref.orgd659874"/>
<text:bookmark text:name="orgd659874"/><text:span text:style-name="OrgTodo">TODO</text:span> Forwarding auth context to/from remote schema<text:tab/><text:span text:style-name="OrgTags">[<text:span text:style-name="OrgTag">DOES_NOT_INVOLVE_DB</text:span>]</text:span>
<text:bookmark-end text:name="OrgXref.orgd659874"/></text:h>
      <text:h text:style-name="Heading_20_3" text:outline-level="3" text:is-list-header="false">
<text:bookmark-start text:name="OrgXref.orgdc7c973"/>
<text:bookmark text:name="orgdc7c973"/><text:span text:style-name="OrgTodo">TODO</text:span> Remote schema permissions<text:tab/><text:span text:style-name="OrgTags">[<text:span text:style-name="OrgTag">DOES_NOT_INVOLVE_DB</text:span>]</text:span>
<text:bookmark-end text:name="OrgXref.orgdc7c973"/></text:h>
      <text:h text:style-name="Heading_20_3" text:outline-level="3" text:is-list-header="false">
<text:bookmark-start text:name="OrgXref.org18a2fd6"/>
<text:bookmark text:name="org18a2fd6"/><text:span text:style-name="OrgTodo">TODO</text:span> Bypassing Hasura's auth for remote schema<text:tab/><text:span text:style-name="OrgTags">[<text:span text:style-name="OrgTag">DOES_NOT_INVOLVE_DB</text:span>]</text:span>
<text:bookmark-end text:name="OrgXref.org18a2fd6"/></text:h>
      <text:h text:style-name="Heading_20_1" text:outline-level="1" text:is-list-header="false">
<text:bookmark-start text:name="OrgXref.org8c9dca8"/>
<text:bookmark text:name="org8c9dca8"/>Event Triggers
<text:bookmark-end text:name="OrgXref.org8c9dca8"/></text:h>
      <text:h text:style-name="Heading_20_2" text:outline-level="2" text:is-list-header="false">
<text:bookmark-start text:name="OrgXref.org826dfe4"/>
<text:bookmark text:name="org826dfe4"/>Creating an Event Trigger
<text:bookmark-end text:name="OrgXref.org826dfe4"/></text:h>
      <text:h text:style-name="Heading_20_3" text:outline-level="3" text:is-list-header="false">
<text:bookmark-start text:name="OrgXref.org693cd3a"/>
<text:bookmark text:name="org693cd3a"/><text:span text:style-name="OrgDone">DONE</text:span> Create an insert trigger
<text:bookmark-end text:name="OrgXref.org693cd3a"/></text:h>
      <text:h text:style-name="Heading_20_3" text:outline-level="3" text:is-list-header="false">
<text:bookmark-start text:name="OrgXref.org3e41061"/>
<text:bookmark text:name="org3e41061"/><text:span text:style-name="OrgDone">DONE</text:span> Create an update trigger
<text:bookmark-end text:name="OrgXref.org3e41061"/></text:h>
      <text:list text:style-name="OrgBulletedList" text:continue-numbering="false">
        <text:list-item>
          <text:p text:style-name="Text_20_body"><text:span text:style-name="OrgCode">[ ] </text:span>Perform a mutation to update an order
</text:p>
        </text:list-item>
        <text:list-item>
          <text:p text:style-name="Text_20_body"><text:span text:style-name="OrgCode">[ ] </text:span>Update an order from the Console
</text:p>
        </text:list-item>
      </text:list>
      <text:p text:style-name="OrgSrcBlock"><text:span text:style-name="OrgSrcFontLockKeywordFace">mutation</text:span><text:s/><text:span text:style-name="OrgSrcFontLockFunctionNameFace">MyMutation</text:span><text:s/>{</text:p>
      <text:p text:style-name="OrgSrcBlock"><text:s/><text:s/>update_order_by_pk(<text:span text:style-name="OrgSrcFontLockVariableNameFace">pk_columns</text:span>:<text:s/>{<text:span text:style-name="OrgSrcFontLockVariableNameFace">id</text:span>:<text:s/><text:span text:style-name="OrgSrcFontLockStringFace">"1564344e-e528-43de-b88e-dab9c3efa44e"</text:span>},<text:s/>_set:<text:s/>{state:<text:s/><text:span text:style-name="OrgSrcFontLockStringFace">"fulfilled"</text:span>})<text:s/>{</text:p>
      <text:p text:style-name="OrgSrcBlock"><text:s/><text:s/><text:s/><text:s/>id</text:p>
      <text:p text:style-name="OrgSrcBlock"><text:s/><text:s/><text:s/><text:s/>state</text:p>
      <text:p text:style-name="OrgSrcBlock"><text:s/><text:s/>}</text:p>
      <text:p text:style-name="OrgSrcBlockLastLine">}</text:p>
      <text:list text:style-name="OrgBulletedList" text:continue-numbering="false">
        <text:list-item>
          <text:p text:style-name="Text_20_body"><text:span text:style-name="OrgCode">[ ] </text:span>Check the events logs
</text:p>
        </text:list-item>
      </text:list>
      <text:h text:style-name="Heading_20_1" text:outline-level="1" text:is-list-header="false">
<text:bookmark-start text:name="OrgXref.org6b9fdac"/>
<text:bookmark text:name="org6b9fdac"/>Scheduled Triggers
<text:bookmark-end text:name="OrgXref.org6b9fdac"/></text:h>
      <text:h text:style-name="Heading_20_2" text:outline-level="2" text:is-list-header="false">
<text:bookmark-start text:name="OrgXref.orgd2c3446"/>
<text:bookmark text:name="orgd2c3446"/>Creating a chron trigger
<text:bookmark-end text:name="OrgXref.orgd2c3446"/></text:h>
      <text:h text:style-name="Heading_20_3" text:outline-level="3" text:is-list-header="false">
<text:bookmark-start text:name="OrgXref.orgd4d93f9"/>
<text:bookmark text:name="orgd4d93f9"/><text:span text:style-name="OrgTodo">TODO</text:span> Create a chron trigger
<text:bookmark-end text:name="OrgXref.orgd4d93f9"/></text:h>
      <text:list text:style-name="OrgBulletedList" text:continue-numbering="false">
        <text:list-item>
          <text:p text:style-name="Text_20_body"><text:span text:style-name="OrgCode">[ ] </text:span>Allow time to pass
</text:p>
        </text:list-item>
        <text:list-item>
          <text:p text:style-name="Text_20_body"><text:span text:style-name="OrgCode">[ ] </text:span>Check the events logs
</text:p>
        </text:list-item>
      </text:list>
      <text:h text:style-name="Heading_20_2" text:outline-level="2" text:is-list-header="false">
<text:bookmark-start text:name="OrgXref.org9ce326c"/>
<text:bookmark text:name="org9ce326c"/>Creating a one-off scheduled event
<text:bookmark-end text:name="OrgXref.org9ce326c"/></text:h>
      <text:h text:style-name="Heading_20_3" text:outline-level="3" text:is-list-header="false">
<text:bookmark-start text:name="OrgXref.org7f9eb3a"/>
<text:bookmark text:name="org7f9eb3a"/><text:span text:style-name="OrgTodo">TODO</text:span> Create a one-off scheduled event
<text:bookmark-end text:name="OrgXref.org7f9eb3a"/></text:h>
      <text:h text:style-name="Heading_20_2" text:outline-level="2" text:is-list-header="false">
<text:bookmark-start text:name="OrgXref.org9066ed1"/>
<text:bookmark text:name="org9066ed1"/>Cleaning up scheduled triggers data
<text:bookmark-end text:name="OrgXref.org9066ed1"/></text:h>
      <text:h text:style-name="Heading_20_3" text:outline-level="3" text:is-list-header="false">
<text:bookmark-start text:name="OrgXref.org27a1d6d"/>
<text:bookmark text:name="org27a1d6d"/><text:span text:style-name="OrgTodo">TODO</text:span> Clear Everything
<text:bookmark-end text:name="OrgXref.org27a1d6d"/></text:h>
      <text:list text:style-name="OrgBulletedList" text:continue-numbering="false">
        <text:list-item>
          <text:p text:style-name="Text_20_body"><text:span text:style-name="OrgCode">[ ] </text:span>Cron triggers
</text:p>
          <text:p text:style-name="OrgSrcBlockLastLine"><text:span text:style-name="OrgSrcFontLockBuiltinFace">DELETE</text:span><text:s/><text:span text:style-name="OrgSrcFontLockKeywordFace">FROM</text:span><text:s/>hdb_catalog.hdb_cron_events;</text:p>
        </text:list-item>
        <text:list-item>
          <text:p text:style-name="Text_20_body"><text:span text:style-name="OrgCode">[ ] </text:span>Scheduled events
</text:p>
          <text:p text:style-name="OrgSrcBlockLastLine"><text:span text:style-name="OrgSrcFontLockBuiltinFace">DELETE</text:span><text:s/><text:span text:style-name="OrgSrcFontLockKeywordFace">FROM</text:span><text:s/>hdb_catalog.hdb_scheduled_events;</text:p>
        </text:list-item>
      </text:list>
      <text:h text:style-name="Heading_20_1" text:outline-level="1" text:is-list-header="false">
<text:bookmark-start text:name="OrgXref.org76b6359"/>
<text:bookmark text:name="org76b6359"/>Test Matrix
<text:bookmark-end text:name="OrgXref.org76b6359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Function</text:p>
              </table:table-cell>
              <table:table-cell table:style-name="OrgTblCellTB">
                <text:p text:style-name="OrgTableHeadingLeft">Test</text:p>
              </table:table-cell>
              <table:table-cell table:style-name="OrgTblCellTB">
                <text:p text:style-name="OrgTableHeadingLeft">Outcome</text:p>
              </table:table-cell>
              <table:table-cell table:style-name="OrgTblCellTB">
                <text:p text:style-name="OrgTableHeadingLeft">Comments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Remote Relationships</text:p>
              </table:table-cell>
              <table:table-cell table:style-name="OrgTblCellT">
                <text:p text:style-name="OrgTableContentsLeft">NO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>Remote Schema connect to GraphQL servers</text:p>
              </table:table-cell>
            </table:table-row>
            <table:table-row>
              <table:table-cell table:style-name="OrgTblCell">
                <text:p text:style-name="OrgTableContentsLeft">Add Database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Add tables and relationships in Console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Perform CRUD operations in API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Set up and use table relationships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Track views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Manually add relationships to views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Query across view/table relationships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Track a function as a table and use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Track a function as a computed field and use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Use defaults for field values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Use a native enum as a Hasura enum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Use a table as a Hasura enum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Customize field-names in API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>Doesn't actually involve the DB</text:p>
              </table:table-cell>
            </table:table-row>
            <table:table-row>
              <table:table-cell table:style-name="OrgTblCell">
                <text:p text:style-name="OrgTableContentsLeft">Data validation with a database constraint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Test using the Relay API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>Doesn't actually involve the DB</text:p>
              </table:table-cell>
            </table:table-row>
            <table:table-row>
              <table:table-cell table:style-name="OrgTblCell">
                <text:p text:style-name="OrgTableContentsLeft">Simple object queries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Nested object queries (involves JOINs)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Aggregation queries (count)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>We didn't test min, max, avg, etc.</text:p>
              </table:table-cell>
            </table:table-row>
            <table:table-row>
              <table:table-cell table:style-name="OrgTblCell">
                <text:p text:style-name="OrgTableContentsLeft">Filter queries (involves WHERE)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Sort queries (involves ORDER BY)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Distinct queries (involves DISTINCT)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Limit queries (involves LIMIT)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Using multiple arguments</text:p>
              </table:table-cell>
              <table:table-cell table:style-name="OrgTblCell">
                <text:p text:style-name="OrgTableContentsLeft">NO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Doesn't actually involve the DB</text:p>
              </table:table-cell>
            </table:table-row>
            <table:table-row>
              <table:table-cell table:style-name="OrgTblCell">
                <text:p text:style-name="OrgTableContentsLeft">Multiple queries in a request</text:p>
              </table:table-cell>
              <table:table-cell table:style-name="OrgTblCell">
                <text:p text:style-name="OrgTableContentsLeft">NO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Doesn't actually involve the DB</text:p>
              </table:table-cell>
            </table:table-row>
            <table:table-row>
              <table:table-cell table:style-name="OrgTblCell">
                <text:p text:style-name="OrgTableContentsLeft">Multiple variables / aliases / fragments / directives</text:p>
              </table:table-cell>
              <table:table-cell table:style-name="OrgTblCell">
                <text:p text:style-name="OrgTableContentsLeft">NO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Doesn't actually involve the DB</text:p>
              </table:table-cell>
            </table:table-row>
            <table:table-row>
              <table:table-cell table:style-name="OrgTblCell">
                <text:p text:style-name="OrgTableContentsLeft">INSERT (see "Perform CRUD operations in API" above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UPDATE (see "Perform CRUD operations in API" above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DELETE (see "Perform CRUD operations in API" above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We forgot to test this!</text:p>
              </table:table-cell>
            </table:table-row>
            <table:table-row>
              <table:table-cell table:style-name="OrgTblCell">
                <text:p text:style-name="OrgTableContentsLeft">ON CONFLICT (an "upsert")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We forgot to test this!</text:p>
              </table:table-cell>
            </table:table-row>
            <table:table-row>
              <table:table-cell table:style-name="OrgTblCell">
                <text:p text:style-name="OrgTableContentsLeft">Multiple mutations in a request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We forgot to test this!</text:p>
              </table:table-cell>
            </table:table-row>
            <table:table-row>
              <table:table-cell table:style-name="OrgTblCell">
                <text:p text:style-name="OrgTableContentsLeft">Subscriptions (Live Queries)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Test all Postgres/Hasura types (mutation, query)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Remote Database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We forgot to test this!</text:p>
              </table:table-cell>
            </table:table-row>
            <table:table-row>
              <table:table-cell table:style-name="OrgTblCell">
                <text:p text:style-name="OrgTableContentsLeft">Creating event triggers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FAIL</text:p>
              </table:table-cell>
              <table:table-cell table:style-name="OrgTblCell">
                <text:p text:style-name="OrgTableContentsLeft">Needs a Hasura fix. See Notes below</text:p>
              </table:table-cell>
            </table:table-row>
            <table:table-row>
              <table:table-cell table:style-name="OrgTblCell">
                <text:p text:style-name="OrgTableContentsLeft">Creating a chron trigger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>FAIL</text:p>
              </table:table-cell>
              <table:table-cell table:style-name="OrgTblCell">
                <text:p text:style-name="OrgTableContentsLeft">Needs a Hasura fix. See Notes below</text:p>
              </table:table-cell>
            </table:table-row>
            <table:table-row>
              <table:table-cell table:style-name="OrgTblCell">
                <text:p text:style-name="OrgTableContentsLeft">Creating a one-off scheduled event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Needs a Hasura fix</text:p>
              </table:table-cell>
            </table:table-row>
            <table:table-row>
              <table:table-cell table:style-name="OrgTblCell">
                <text:p text:style-name="OrgTableContentsLeft">Cleaning up scheduled trigger data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Needs a Hasura fix</text:p>
              </table:table-cell>
            </table:table-row>
            <table:table-row>
              <table:table-cell table:style-name="OrgTblCell">
                <text:p text:style-name="OrgTableContentsLeft">CI/CD: hasura metadata (apply, clear, reload, status)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>CI/CD: hasura migrate (apply, apply –down all, delete)</text:p>
              </table:table-cell>
              <table:table-cell table:style-name="OrgTblCellB">
                <text:p text:style-name="OrgTableContentsLeft">YES</text:p>
              </table:table-cell>
              <table:table-cell table:style-name="OrgTblCellB">
                <text:p text:style-name="OrgTableContentsLeft">SUCCESS</text:p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5e90c75"/>
<text:bookmark text:name="org5e90c75"/>NOTES
<text:bookmark-end text:name="OrgXref.org5e90c75"/></text:h>
      <text:list text:style-name="OrgDescriptionList" text:continue-numbering="false">
        <text:list-item>
          <text:p text:style-name="Text_20_body_20_bold">Test</text:p>
          <text:list text:style-name="OrgDescriptionList" text:continue-numbering="true">
            <text:list-item>
              <text:p text:style-name="Text_20_body">do we test this (YES, NO, TBD)
</text:p>
            </text:list-item>
          </text:list>
        </text:list-item>
        <text:list-item>
          <text:p text:style-name="Text_20_body_20_bold">YES</text:p>
          <text:list text:style-name="OrgDescriptionList" text:continue-numbering="true">
            <text:list-item>
              <text:p text:style-name="Text_20_body">we should test this (and have)
</text:p>
            </text:list-item>
          </text:list>
        </text:list-item>
        <text:list-item>
          <text:p text:style-name="Text_20_body_20_bold">NO</text:p>
          <text:list text:style-name="OrgDescriptionList" text:continue-numbering="true">
            <text:list-item>
              <text:p text:style-name="Text_20_body">we may not need to test this
</text:p>
            </text:list-item>
          </text:list>
        </text:list-item>
        <text:list-item>
          <text:p text:style-name="Text_20_body_20_bold">TBD</text:p>
          <text:list text:style-name="OrgDescriptionList" text:continue-numbering="true">
            <text:list-item>
              <text:p text:style-name="Text_20_body">we should test this (but have not yet, possibly because we
  cannot)
</text:p>
            </text:list-item>
          </text:list>
        </text:list-item>
        <text:list-item>
          <text:p text:style-name="Text_20_body_20_bold">SUCCESS</text:p>
          <text:list text:style-name="OrgDescriptionList" text:continue-numbering="true">
            <text:list-item>
              <text:p text:style-name="Text_20_body">we tested it and it passed
</text:p>
            </text:list-item>
          </text:list>
        </text:list-item>
        <text:list-item>
          <text:p text:style-name="Text_20_body_20_bold">FAIL</text:p>
          <text:list text:style-name="OrgDescriptionList" text:continue-numbering="true">
            <text:list-item>
              <text:p text:style-name="Text_20_body">we tested it and it did not pass
</text:p>
            </text:list-item>
          </text:list>
        </text:list-item>
        <text:list-item>
          <text:p text:style-name="Text_20_body_20_bold">"We forgot to test this!"</text:p>
          <text:list text:style-name="OrgDescriptionList" text:continue-numbering="true">
            <text:list-item>
              <text:p text:style-name="Text_20_body">either we forgot, or we suspect we may
  not need to (e.g. "Remote Database")
</text:p>
            </text:list-item>
          </text:list>
        </text:list-item>
        <text:list-item>
          <text:p text:style-name="Text_20_body_20_bold">"Doesn't actually involve the DB"</text:p>
          <text:list text:style-name="OrgDescriptionList" text:continue-numbering="true">
            <text:list-item>
              <text:p text:style-name="Text_20_body">a Hasura function which we
  believe shouldn't work differently on BDR, since the function
  doesn't actually interact with the database.
</text:p>
            </text:list-item>
          </text:list>
        </text:list-item>
        <text:list-item>
          <text:p text:style-name="Text_20_body_20_bold">"Needs a Hasura fix"</text:p>
          <text:list text:style-name="OrgDescriptionList" text:continue-numbering="true">
            <text:list-item>
              <text:p text:style-name="Text_20_body">either we have a FAIL test or a TBD test,
  because of an identified gap in Hasura that needs to be fixed.
</text:p>
            </text:list-item>
          </text:list>
        </text:list-item>
      </text:list>
      <text:h text:style-name="Heading_20_2" text:outline-level="2" text:is-list-header="false">
<text:bookmark-start text:name="OrgXref.org19b9905"/>
<text:bookmark text:name="org19b9905"/>Additional Notes
<text:bookmark-end text:name="OrgXref.org19b9905"/></text:h>
      <text:list text:style-name="OrgNumberedList" text:continue-numbering="false">
        <text:list-item>
          <text:p text:style-name="Text_20_body">Event Trigger creation fails with the following error:
</text:p>
        </text:list-item>
      </text:list>
      <text:p text:style-name="OrgFixedWidthBlock">{</text:p>
      <text:p text:style-name="OrgFixedWidthBlock"> <text:s text:c="3"/>"internal": {</text:p>
      <text:p text:style-name="OrgFixedWidthBlock"><text:tab/>"statement": "\n <text:s text:c="1"/>INSERT INTO hdb_catalog.hdb_source_catalog_version(version, upgraded_on)\n <text:s text:c="3"/>VALUES ($1, NOW())\n <text:s text:c="2"/>ON CONFLICT ((version IS NOT NULL))\n <text:s text:c="2"/>DO UPDATE SET version = $1, upgraded_on = NOW()\n <text:s text:c="1"/>",</text:p>
      <text:p text:style-name="OrgFixedWidthBlock"><text:tab/>"prepared": false,</text:p>
      <text:p text:style-name="OrgFixedWidthBlock"><text:tab/>"error": {</text:p>
      <text:p text:style-name="OrgFixedWidthBlock"><text:tab/> <text:s text:c="3"/>"exec_status": "FatalError",</text:p>
      <text:p text:style-name="OrgFixedWidthBlock"><text:tab/> <text:s text:c="3"/>"hint": "To enable updating the table, set REPLICA IDENTITY using ALTER TABLE.",</text:p>
      <text:p text:style-name="OrgFixedWidthBlock"><text:tab/> <text:s text:c="3"/>"message": "cannot run INSERT ON CONFLICT DO UPDATE on table \"hdb_source_catalog_version\" because it does not have a replica identity and is part of replication set which publishes updates",</text:p>
      <text:p text:style-name="OrgFixedWidthBlock"><text:tab/> <text:s text:c="3"/>"status_code": "55000",</text:p>
      <text:p text:style-name="OrgFixedWidthBlock"><text:tab/> <text:s text:c="3"/>"description": null</text:p>
      <text:p text:style-name="OrgFixedWidthBlock"><text:tab/>},</text:p>
      <text:p text:style-name="OrgFixedWidthBlock"><text:tab/>"arguments": [</text:p>
      <text:p text:style-name="OrgFixedWidthBlock"><text:tab/> <text:s text:c="3"/>"(Oid 25,Just (\"2\",Binary))"</text:p>
      <text:p text:style-name="OrgFixedWidthBlock"><text:tab/>]</text:p>
      <text:p text:style-name="OrgFixedWidthBlock"> <text:s text:c="3"/>},</text:p>
      <text:p text:style-name="OrgFixedWidthBlock"> <text:s text:c="3"/>"path": "$.args[0].args",</text:p>
      <text:p text:style-name="OrgFixedWidthBlock"> <text:s text:c="3"/>"error": "database query error",</text:p>
      <text:p text:style-name="OrgFixedWidthBlock"> <text:s text:c="3"/>"code": "unexpected"</text:p>
      <text:p text:style-name="OrgFixedWidthBlockLastLine">}</text:p>
      <text:list text:style-name="OrgNumberedList" text:continue-numbering="false">
        <text:list-item>
          <text:p text:style-name="Text_20_body">Cannot alter table with volatile function.  This error is the result of trying to add a UUID column to an existing table:
</text:p>
        </text:list-item>
      </text:list>
      <text:p text:style-name="OrgFixedWidthBlock">{</text:p>
      <text:p text:style-name="OrgFixedWidthBlock"> <text:s text:c="3"/>"internal": {</text:p>
      <text:p text:style-name="OrgFixedWidthBlock"><text:tab/>"statement": "CREATE EXTENSION IF NOT EXISTS pgcrypto;\nalter table \"public\"."\misc\" add colum \"id\" uuid\n not null unique default gen_random_uuid():\n",</text:p>
      <text:p text:style-name="OrgFixedWidthBlock"><text:tab/>"prepared": false,</text:p>
      <text:p text:style-name="OrgFixedWidthBlock"><text:tab/>"error": {</text:p>
      <text:p text:style-name="OrgFixedWidthBlock"><text:tab/> <text:s text:c="3"/>"exec_status": "FatalError",</text:p>
      <text:p text:style-name="OrgFixedWidthBlock"><text:tab/> <text:s text:c="3"/>"hint": "null.",</text:p>
      <text:p text:style-name="OrgFixedWidthBlock"><text:tab/> <text:s text:c="3"/>"message": "ALTER TABLE ... ADD COLUMN ... (mutable) DEFAULT may not affect replicated tables on a BDR node",</text:p>
      <text:p text:style-name="OrgFixedWidthBlock"><text:tab/> <text:s text:c="3"/>"status_code": "0A000",</text:p>
      <text:p text:style-name="OrgFixedWidthBlock"><text:tab/> <text:s text:c="3"/>"description": null</text:p>
      <text:p text:style-name="OrgFixedWidthBlock"><text:tab/>},</text:p>
      <text:p text:style-name="OrgFixedWidthBlock"><text:tab/>"arguments": []</text:p>
      <text:p text:style-name="OrgFixedWidthBlock"> <text:s text:c="3"/>},</text:p>
      <text:p text:style-name="OrgFixedWidthBlock"> <text:s text:c="3"/>"path": "$",</text:p>
      <text:p text:style-name="OrgFixedWidthBlock"> <text:s text:c="3"/>"error": "query execution failed",</text:p>
      <text:p text:style-name="OrgFixedWidthBlock"> <text:s text:c="3"/>"code": "postgres-error"</text:p>
      <text:p text:style-name="OrgFixedWidthBlockLastLine">}</text:p>
      <text:p text:style-name="Text_20_body">Workaround is detailed in <text:a xlink:type="simple" xlink:href="https://www.enterprisedb.com/docs/pgd/latest/bdr/ddl/#adding-a-column">https://www.enterprisedb.com/docs/pgd/latest/bdr/ddl/#adding-a-column</text:a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BuiltinFace" style:family="text">
      <style:text-properties fo:color="#23d7d7"/>
    </style:style>
    <style:style style:name="OrgSrcFontLockConstantFace" style:family="text">
      <style:text-properties fo:color="#008b8b"/>
    </style:style>
    <style:style style:name="OrgSrcFontLockStringFace" style:family="text">
      <style:text-properties fo:color="#e67128"/>
    </style:style>
    <style:style style:name="OrgSrcFontLockTypeFace" style:family="text">
      <style:text-properties fo:color="#34cae2"/>
    </style:style>
    <style:style style:name="OrgSrcFontLockVariableNameFace" style:family="text">
      <style:text-properties fo:color="#dbdb95"/>
    </style:style>
    <style:style style:name="OrgSrcBlock" style:family="paragraph" style:parent-style-name="Preformatted_20_Text">
      <style:paragraph-properties fo:background-color="#2d3743" fo:padding="0.049cm" fo:border="0.51pt solid #000000" style:shadow="none">
        <style:background-image/>
      </style:paragraph-properties>
      <style:text-properties fo:color="#e1e1e0"/>
    </style:style>
    <style:style style:name="OrgSrcFontLockFunctionNameFace" style:family="text">
      <style:text-properties fo:color="#00ede1"/>
    </style:style>
    <style:style style:name="OrgSrcFontLockKeywordFace" style:family="text">
      <style:text-properties fo:color="#ffad29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David A. Ventimiglia</dc:creator>
    <meta:initial-creator>David A. Ventimiglia</meta:initial-creator>
    <dc:date>2022-06-03</dc:date>
    <meta:creation-date>2022-06-03</meta:creation-date>
    <meta:generator>Emacs 29.0.50 (Org mode 9.5.3)</meta:generator>
    <meta:keyword/>
    <dc:subject/>
    <dc:title>EDB Test Plan</dc:title>
  </office:meta>
</office:document-meta>
</file>